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87c4e" officeooo:paragraph-rsid="00087c4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lanificació</text:p>
      <text:p text:style-name="P1"/>
      <text:p text:style-name="P1">30 min diagrama E-r</text:p>
      <text:p text:style-name="P1">30 min disseny web</text:p>
      <text:p text:style-name="P1">1h logo</text:p>
      <text:p text:style-name="P1">10 min fuentes</text:p>
      <text:p text:style-name="P1">20 min selección de imagenes</text:p>
      <text:p text:style-name="P1">2h html + css+ boostrap</text:p>
      <text:p text:style-name="P1">3h base de datos + conexión php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6T10:42:16.840781830</meta:creation-date>
    <dc:date>2018-11-26T10:46:16.932808577</dc:date>
    <meta:editing-duration>PT4M1S</meta:editing-duration>
    <meta:editing-cycles>1</meta:editing-cycles>
    <meta:document-statistic meta:table-count="0" meta:image-count="0" meta:object-count="0" meta:page-count="1" meta:paragraph-count="8" meta:word-count="31" meta:character-count="152" meta:non-whitespace-character-count="129"/>
    <meta:generator>LibreOffice/6.0.6.2$Linux_X86_64 LibreOffice_project/00m0$Build-2</meta:generator>
  </office:meta>
</office:document-meta>
</file>